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mmandSupport.getServiceAssembl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mmandSupport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mmandSupport.getCompon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mmandSupport.getShared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mmandSupport.get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